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53in"/>
    </style:style>
    <style:style style:name="co3" style:family="table-column">
      <style:table-column-properties fo:break-before="auto" style:column-width="1.1453in"/>
    </style:style>
    <style:style style:name="ro1" style:family="table-row">
      <style:table-row-properties style:row-height="0.2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98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sub 75%"/>
    </style:style>
    <style:style style:name="T3" style:family="text">
      <style:text-properties style:text-position="sub 75%" fo:font-size="10pt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V<text:span text:style-name="T1">inmax</text:span></text:p>
          </table:table-cell>
          <table:table-cell office:value-type="float" office:value="30">
            <text:p>3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V<text:span text:style-name="T1">inmin</text:span></text:p>
          </table:table-cell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P<text:span text:style-name="T2">tot = </text:span></text:p>
          </table:table-cell>
          <table:table-cell table:formula="of:=4*Rdson*(Ioutrms^2)" office:value-type="float" office:value="9.216">
            <text:p>9.22</text:p>
          </table:table-cell>
          <table:table-cell office:value-type="string">
            <text:p>W</text:p>
          </table:table-cell>
          <table:table-cell table:formula="of:=([.B5]/0.8)" office:value-type="float" office:value="11.52">
            <text:p>11.52</text:p>
          </table:table-cell>
          <table:table-cell office:value-type="string">
            <text:p>W</text:p>
          </table:table-cell>
          <table:table-cell/>
        </table:table-row>
        <table:table-row table:style-name="ro4">
          <table:table-cell office:value-type="string">
            <text:p>R<text:span text:style-name="T3">dson = </text:span></text:p>
          </table:table-cell>
          <table:table-cell office:value-type="float" office:value="0.9">
            <text:p>0.9</text:p>
          </table:table-cell>
          <table:table-cell office:value-type="string">
            <text:p>Ω</text:p>
          </table:table-cell>
          <table:table-cell office:value-type="string">
            <text:p><text:a xlink:href="mailto:0.63@25">0.63@25</text:a>°C</text:p>
          </table:table-cell>
          <table:table-cell office:value-type="string">
            <text:p>Max <text:a xlink:href="mailto:0.90@85">0.90@85</text:a>°C</text:p>
          </table:table-cell>
          <table:table-cell/>
        </table:table-row>
        <table:table-row table:style-name="ro3">
          <table:table-cell office:value-type="string">
            <text:p>I<text:span text:style-name="T2">outrms = </text:span></text:p>
          </table:table-cell>
          <table:table-cell office:value-type="float" office:value="1.6">
            <text:p>1.6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office:value-type="string">
            <text:p>Super </text:p>
          </table:table-cell>
          <table:table-cell office:value-type="string">
            <text:p>ctrl+shift+P</text:p>
          </table:table-cell>
          <table:table-cell office:value-type="string">
            <text:p>Super<text:span text:style-name="T5">test</text:span></text:p>
          </table:table-cell>
        </table:table-row>
        <table:table-row table:style-name="ro1">
          <table:table-cell office:value-type="string">
            <text:p>V<text:span text:style-name="T1">refx <text:s/></text:span><text:span text:style-name="T4">=</text:span></text:p>
          </table:table-cell>
          <table:table-cell office:value-type="float" office:value="2.01">
            <text:p>2.01</text:p>
          </table:table-cell>
          <table:table-cell office:value-type="string">
            <text:p><text:s/>V</text:p>
          </table:table-cell>
          <table:table-cell office:value-type="string">
            <text:p>Sub </text:p>
          </table:table-cell>
          <table:table-cell office:value-type="string">
            <text:p>ctrl+shift+B</text:p>
          </table:table-cell>
          <table:table-cell office:value-type="string">
            <text:p>Sub<text:span text:style-name="T1">test</text:span></text:p>
          </table:table-cell>
        </table:table-row>
        <table:table-row table:style-name="ro1">
          <table:table-cell office:value-type="string">
            <text:p>R<text:span text:style-name="T1">isense <text:s/></text:span><text:span text:style-name="T4">=</text:span></text:p>
          </table:table-cell>
          <table:table-cell office:value-type="float" office:value="0.2">
            <text:p>0.2</text:p>
          </table:table-cell>
          <table:table-cell office:value-type="string">
            <text:p>Ω</text:p>
          </table:table-cell>
          <table:table-cell office:value-type="string">
            <text:p>0.2 Dev Board</text:p>
          </table:table-cell>
          <table:table-cell table:number-columns-repeated="2"/>
        </table:table-row>
        <table:table-row table:style-name="ro1">
          <table:table-cell office:value-type="string">
            <text:p>I<text:span text:style-name="T1">chop <text:s/></text:span><text:span text:style-name="T4">=</text:span></text:p>
          </table:table-cell>
          <table:table-cell table:formula="of:=Vrefx/(5*Risense)" office:value-type="float" office:value="2.01">
            <text:p>2.0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6">
          <table:table-cell office:value-type="string">
            <text:p>A<text:span text:style-name="T1">isen</text:span></text:p>
          </table:table-cell>
          <table:table-cell/>
          <table:table-cell table:style-name="Default" office:value-type="string">
            <text:p>W</text:p>
          </table:table-cell>
          <table:table-cell office:value-type="string">
            <text:p>I Sense Resistor</text:p>
          </table:table-cell>
          <table:table-cell table:number-columns-repeated="2"/>
        </table:table-row>
        <table:table-row table:style-name="ro6">
          <table:table-cell office:value-type="string">
            <text:p>B<text:span text:style-name="T1">isen</text:span></text:p>
          </table:table-cell>
          <table:table-cell/>
          <table:table-cell table:style-name="Default" office:value-type="string">
            <text:p>W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Rdson" table:base-cell-address="$Sheet1.$B$1" table:cell-range-address="$Sheet1.$B$6"/>
        <table:named-range table:name="Ioutrms" table:base-cell-address="$Sheet1.$B$1" table:cell-range-address="$Sheet1.$B$7"/>
        <table:named-range table:name="Vrefx" table:base-cell-address="$Sheet1.$B$1" table:cell-range-address="$Sheet1.$B$9"/>
        <table:named-range table:name="Risense" table:base-cell-address="$Sheet1.$B$1" table:cell-range-address="$Sheet1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04/29/2011</text:date>, <text:time>03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gan Hedin</meta:initial-creator>
    <meta:creation-date>2011-04-27T22:05:58</meta:creation-date>
    <dc:date>2011-04-29T03:45:55</dc:date>
    <dc:creator>Logan Hedin</dc:creator>
    <meta:editing-duration>PT29H39M58S</meta:editing-duration>
    <meta:editing-cycles>12</meta:editing-cycles>
    <meta:generator>OpenOffice.org/3.2$Unix OpenOffice.org_project/320m18$Build-9502</meta:generator>
    <meta:document-statistic meta:table-count="3" meta:cell-count="39" meta:object-count="0"/>
  </office:meta>
</office:document-meta>
</file>